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00CC33"/>
    </style:style>
    <style:style style:name="P3" style:parent-style-name="Standard" style:family="paragraph">
      <style:text-properties fo:color="#00CC33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RELEASE 2</text:p>
      <text:p text:style-name="Standard"/>
      <text:p text:style-name="Standard"/>
      <text:p text:style-name="P2">MECANICAS SECUNDARIAS (INCOMPLETO)</text:p>
      <text:p text:style-name="P3"/>
      <text:p text:style-name="Standard">INTERACCION/ACCION CON OBJETOS Y NPCS.</text:p>
      <text:p text:style-name="Standard">COGER OBJETOS</text:p>
      <text:p text:style-name="Standard">TIRAR OBJETOS</text:p>
      <text:p text:style-name="Standard">INVENTARIO</text:p>
      <text:p text:style-name="Standard"/>
      <text:p text:style-name="Standard">COMPAÑEROS(IA)PAL FUTURO</text:p>
      <text:p text:style-name="Standard"/>
      <text:p text:style-name="Standard">Estaria cojonudo poder utilizar compañeros como en el baldurs gate, bueno parecido.</text:p>
      <text:p text:style-name="Standard">En hiper light llevas un robot pequeño que te ayuda resolviedo puzles o abriendo puertas.</text:p>
      <text:p text:style-name="Standard">Aqui podriamos hacer<text:s/>ago parecido. Compañeros con ciertas habilidades que te abriran opciones si los llevas contigo. Puede haber suporter, tanque, animal, range...</text:p>
      <text:p text:style-name="Standard">Lo chungo seria la IA, hacer que te sigan, si solo va uno cada vez..dos...3..todos ...y como esto influye en la<text:s/>jugabilidad y en el uso de las mecanicas a la vez que en la propia dificultad del <text:s/>juego.</text:p>
      <text:p text:style-name="Standard">Creo q molaria un wevo, y ya flipandolos <text:s/>jugar en local seria la poya equisde.</text:p>
      <text:p text:style-name="Standard">La ia basica que he pensado en mi mundo de fantasia barra flipado barra fumado la clave del uso de los compañeros o compañero es diseñar estos tipos de IA:</text:p>
      <text:p text:style-name="Standard"/>
      <text:p text:style-name="Standard">-Seguirme de cerca.</text:p>
      <text:p text:style-name="Standard">-seguirme de lejos.</text:p>
      <text:p text:style-name="Standard">-que utilice su habilidad epecial todo el rato o a veces( si es buscador de trampas, si es deterctor de enemigos, si es healer, etc...).</text:p>
      <text:p text:style-name="Standard">-comportamiento con respecto a los npcs enemigos:</text:p>
      <text:p text:style-name="Standard"><text:s text:c="3"/>-atacar mele a cercanos a compañero(si mismo)</text:p>
      <text:p text:style-name="Standard"><text:s text:c="4"/>-atacar mele a lejanos (si mismo)</text:p>
      <text:p text:style-name="Standard"><text:s text:c="4"/>-atacar range a cercanos a player</text:p>
      <text:p text:style-name="Standard"><text:s text:c="4"/>-atacar range a lejanos a player.</text:p>
      <text:p text:style-name="Standard"><text:s/>-atacar siempre</text:p>
      <text:p text:style-name="Standard">-solo si lo atacan-</text:p>
      <text:p text:style-name="Standard">-defenderse(?¿)</text:p>
      <text:p text:style-name="P4"/>
      <text:p text:style-name="Standard"><text:span text:style-name="T5">UNDER CONSTRUCI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se pablo marin valera</meta:initial-creator>
    <dc:creator>jose pablo marin valera</dc:creator>
    <meta:creation-date>2019-08-24T16:16:00Z</meta:creation-date>
    <dc:date>2019-08-24T16:16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14" meta:character-count="1392" meta:row-count="9" meta:non-whitespace-character-count="1180"/>
  </office:meta>
</office:document-meta>
</file>